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 observations</text:p>
      <text:p text:style-name="Standard"/>
      <text:p text:style-name="P1">hping 192.168.1.128 --udp -V -p 111</text:p>
      <text:p text:style-name="P1"/>
      <text:p text:style-name="P1">udp data is not put to host form</text:p>
      <text:p text:style-name="P1"/>
      <text:p text:style-name="P1">udp packet is in ip.h file na</text:p>
      <text:p text:style-name="P1"/>
      <text:p text:style-name="P1">In Masters </text:p>
      <text:p text:style-name="P1">COMP - 535 (Computer Networks)</text:p>
      <text:p text:style-name="P1">COMP - 361 (Model Driven Software Development)</text:p>
      <text:p text:style-name="P1"/>
      <text:p text:style-name="P1">In Undergraduate </text:p>
      <text:p text:style-name="P1">Operating systems A </text:p>
      <text:p text:style-name="P1">Data structures S</text:p>
      <text:p text:style-name="P1">Object oriented programming S</text:p>
      <text:p text:style-name="P1">Internet technologies A</text:p>
      <text:p text:style-name="P1">Advanced software engineering S </text:p>
      <text:p text:style-name="P1">System software A </text:p>
      <text:p text:style-name="P1">Computer graphics A </text:p>
      <text:p text:style-name="P1">Compiler design A </text:p>
      <text:p text:style-name="P1">Database management systems A </text:p>
      <text:p text:style-name="P1">Microprocessors S </text:p>
      <text:p text:style-name="P1">Design and analysis of algorithms A </text:p>
      <text:p text:style-name="P1">Unix programming A</text:p>
      <text:p text:style-name="P1">Artificial intelligence A </text:p>
      <text:p text:style-name="P1">Cryptography and Network Security A </text:p>
      <text:p text:style-name="P1">Service Oriented Architecture A </text:p>
      <text:p text:style-name="P1">Java and J2EE programming A</text:p>
      <text:p text:style-name="P1"/>
      <text:p text:style-name="P1">•Served as a student co-ordinator for National Service Scheme (NSS) during the period 2011-2012 involving teaching computers to young adults. </text:p>
      <text:p text:style-name="P1">•Currently volunteering for HomeWork Zone in SEDE teaching elementary schoold students at Riverview High school in Verdun.</text:p>
      <text:p text:style-name="P1"/>
      <text:p text:style-name="P1">• Programming Language : C, C++, Java, J2EE, JavaScript, HTML, PHP.</text:p>
      <text:p text:style-name="P1">• Database : SQL Server 2005, MySql.</text:p>
      <text:p text:style-name="P1">• Tools : Netbeans IDE, Eclipse IDE, XAMPP, MATLAB, Photoshop, Flash, NS-2.</text:p>
      <text:p text:style-name="P1">• Web Language : XML, XHTML, CSS, JAVASCRIPT, PHP, Java Servlets</text:p>
      <text:p text:style-name="P1">· Operating Systems : Linux – Ubuntu and Fedora, Windows 95/98/XP/Vista/7/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nth THIMMEGOWDA</meta:initial-creator>
    <meta:creation-date>2013-10-21T18:53:41</meta:creation-date>
    <dc:date>2013-11-09T19:27:02</dc:date>
    <dc:creator>Nishanth THIMMEGOWDA</dc:creator>
    <meta:editing-duration>PT7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31" meta:word-count="187" meta:character-count="1205" meta:non-whitespace-character-count="1036"/>
  </office:meta>
</office:document-meta>
</file>